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font-weight="bold" style:font-weight-asian="bold" style:font-weight-complex="bold"/>
    </style:style>
    <style:style style:name="T11" style:family="text">
      <style:text-properties fo:color="#800000"/>
    </style:style>
    <style:style style:name="T12" style:family="text">
      <style:text-properties fo:color="#ed4c05"/>
    </style:style>
    <style:style style:name="T13" style:family="text">
      <style:text-properties fo:color="#cc0000"/>
    </style:style>
    <style:style style:name="T14" style:family="text">
      <style:text-properties fo:color="#009900"/>
    </style:style>
    <style:style style:name="T15" style:family="text">
      <style:text-properties fo:color="#009933"/>
    </style:style>
    <style:style style:name="T16" style:family="text">
      <style:text-properties fo:color="#ff6600"/>
    </style:style>
    <style:style style:name="T17" style:family="text">
      <style:text-properties fo:color="#00cc33"/>
    </style:style>
    <style:style style:name="T18" style:family="text">
      <style:text-properties fo:color="#bf0041"/>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3300"/>
    </style:style>
    <style:style style:name="T28" style:family="text">
      <style:text-properties fo:color="#ff5429"/>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ff4000"/>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ا</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0">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1">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36.4004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2">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3">منطقی حالات</text:span>، <text:span text:style-name="T14">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5">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6">اجتماعات [ترتیبی اجتماعات]،</text:span> <text:span text:style-name="T14">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7">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18">مماثل تکون</text:span><text:span text:style-name="T19">،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2">(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2">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4">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93.8949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5">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7">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7">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7">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7">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18">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27">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7">فرضی عدد</text:span>، <text:span text:style-name="T14">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27">خطی تکمل</text:span> (khati is linear and nor line)،<text:span text:style-name="T14">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6">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18">درون سالمی</text:span>، <text:span text:style-name="T30">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27">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27">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5">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7">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7">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9">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18">زیادہ سے زیادہ طاقت منتقل کرنے کا مسئلہ</text:span>،<text:span text:style-name="T19">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5">علامت</text:span>، منفی <text:span text:style-name="T6">نشان</text:span>، جمع کی <text:span text:style-name="T36">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7">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18">[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26">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رکع، رکوع</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27">خلل</text:span>، <text:span text:style-name="T15">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7">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4">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5">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7">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7">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7">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4">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1">چار الاضلاع</text:span>، <text:span text:style-name="T14">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27">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2">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text:p>
          </table:table-cell>
          <table:table-cell office:value-type="string" calcext:value-type="string">
            <text:p>سلیج</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text:p>
          </table:table-cell>
          <table:table-cell office:value-type="string" calcext:value-type="string">
            <text:p>گھسیٹ</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1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5">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9">،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4">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4">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5">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9">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27">مجموعی رفتار</text:span>،<text:span text:style-name="T15">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26"> مختص وزن، تُلائی</text:span></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038">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0">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0">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0">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0: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3">00/00/0000</text:date>, <text:time style:data-style-name="N2" text:time-value="12:11:42.1926358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3-03-23T14:47:59.864376622</dc:date>
    <meta:editing-duration>P109DT17H29M4S</meta:editing-duration>
    <meta:editing-cycles>4751</meta:editing-cycles>
    <meta:generator>LibreOffice/6.4.7.2$Linux_X86_64 LibreOffice_project/40$Build-2</meta:generator>
    <meta:document-statistic meta:table-count="3" meta:cell-count="743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